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4fa" officeooo:paragraph-rsid="000ec4fa"/>
    </style:style>
    <style:style style:name="P2" style:family="paragraph" style:parent-style-name="Standard">
      <style:text-properties style:text-underline-style="none" officeooo:rsid="0012f191" officeooo:paragraph-rsid="0012f191"/>
    </style:style>
    <style:style style:name="P3" style:family="paragraph" style:parent-style-name="Standard">
      <style:text-properties style:text-underline-style="none" officeooo:rsid="0012f191" officeooo:paragraph-rsid="00145d88"/>
    </style:style>
    <style:style style:name="T1" style:family="text">
      <style:text-properties officeooo:rsid="000b5042"/>
    </style:style>
    <style:style style:name="T2" style:family="text">
      <style:text-properties officeooo:rsid="000ccc50"/>
    </style:style>
    <style:style style:name="T3" style:family="text">
      <style:text-properties officeooo:rsid="000ec4fa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officeooo:rsid="00145d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text:span text:style-name="T1">CD – change directory<text:line-break/>ls – listovat kontenty<text:line-break/></text:span><text:span text:style-name="T2">clear / </text:span><text:span text:style-name="T3">ctrl + L – clearne consolu</text:span></text:p>
      <text:p text:style-name="P1">page.tsx – must-have nazov stranky vo file aby fungovala<text:line-break/>npm run build – compilne build<text:line-break/>npm run start – zapne compilnuty buil<text:span text:style-name="T4">d</text:span></text:p>
      <text:p text:style-name="P2">git commit -m – zobere zmeny ktore sa urobili lokalne a pushne ich do remote repozitara</text:p>
      <text:p text:style-name="P3">git config --global user.name "<text:span text:style-name="T5">Username</text:span>" – <text:span text:style-name="T5">zmenit meno linknute na GIT<text:line-break/>git config --global user.email "email" – zmenit email linknuty na GIT<text:line-break/>git branch -m main – zmeni branch men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9:12:59.439965120</meta:creation-date>
    <meta:generator>LibreOffice/24.2.5.2$Linux_X86_64 LibreOffice_project/420$Build-2</meta:generator>
    <dc:date>2024-09-24T11:57:51.928214876</dc:date>
    <meta:editing-duration>PT38M31S</meta:editing-duration>
    <meta:editing-cycles>5</meta:editing-cycles>
    <meta:document-statistic meta:table-count="0" meta:image-count="0" meta:object-count="0" meta:page-count="1" meta:paragraph-count="4" meta:word-count="76" meta:character-count="472" meta:non-whitespace-character-count="391"/>
  </office:meta>
</office:document-meta>
</file>